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Cascadia Code" svg:font-family="'Cascadia Code'" style:font-adornments="Bold" style:font-family-generic="modern" style:font-pitch="fixed"/>
    <style:font-face style:name="KacstOffice" svg:font-family="KacstOffi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svg:stroke-color="#c5cae9" draw:fill-color="#c5cae9" draw:textarea-horizontal-align="justify" draw:textarea-vertical-align="top" draw:auto-grow-height="false" fo:min-height="3.467cm" fo:min-width="10.787cm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f57f17" draw:fill-color="#fff59d" draw:textarea-horizontal-align="justify" draw:textarea-vertical-align="middle" draw:auto-grow-height="false" fo:min-height="1.044cm" fo:min-width="5.344cm" fo:wrap-option="wrap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eeeeee" draw:textarea-horizontal-align="justify" draw:textarea-vertical-align="middle" draw:auto-grow-height="false" fo:min-height="0.987cm" fo:min-width="2.564cm" loext:glow-radius="0cm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cc80" draw:textarea-horizontal-align="justify" draw:textarea-vertical-align="middle" draw:auto-grow-height="false" fo:min-height="0.987cm" fo:min-width="2.564cm" loext:decorative="false"/>
      <style:paragraph-properties style:writing-mode="lr-tb"/>
    </style:style>
    <style:style style:name="gr6" style:family="graphic" style:parent-style-name="standard">
      <style:graphic-properties svg:stroke-color="#ffff00" draw:fill-color="#ffff00" draw:textarea-horizontal-align="justify" draw:textarea-vertical-align="middle" draw:auto-grow-height="false" fo:min-height="0.581cm" fo:min-width="5.482cm" loext:decorative="false"/>
      <style:paragraph-properties style:writing-mode="lr-tb"/>
    </style:style>
    <style:style style:name="gr7" style:family="graphic" style:parent-style-name="standard">
      <style:graphic-properties svg:stroke-color="#ffff00" draw:fill-color="#ffff00" draw:textarea-horizontal-align="justify" draw:textarea-vertical-align="middle" draw:auto-grow-height="false" fo:min-height="0.581cm" fo:min-width="5.483cm" loext:decorative="false"/>
      <style:paragraph-properties style:writing-mode="lr-tb"/>
    </style:style>
    <style:style style:name="gr8" style:family="graphic" style:parent-style-name="standard">
      <style:graphic-properties svg:stroke-color="#ffff00" draw:fill-color="#ffff00" draw:textarea-horizontal-align="justify" draw:textarea-vertical-align="middle" draw:auto-grow-height="false" fo:min-height="0.58cm" fo:min-width="5.483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  <style:text-properties fo:text-shadow="1pt 1pt"/>
    </style:style>
    <style:style style:name="P2" style:family="paragraph">
      <loext:graphic-properties draw:fill-color="#c5cae9"/>
      <style:paragraph-properties fo:margin-left="0cm" fo:margin-right="0cm" fo:margin-top="0cm" fo:margin-bottom="0cm" fo:line-height="100%" fo:text-align="start" fo:text-indent="0cm"/>
      <style:text-properties fo:text-shadow="1pt 1pt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-color="#fff59d"/>
      <style:paragraph-properties fo:margin-left="0cm" fo:margin-right="0cm" fo:margin-top="0cm" fo:margin-bottom="0cm" fo:line-height="100%" fo:text-align="center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-color="#eeeeee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-color="#ffcc80"/>
      <style:paragraph-properties fo:text-align="center"/>
      <style:text-properties fo:font-size="14pt" style:font-size-asian="14pt" style:font-size-complex="14pt"/>
    </style:style>
    <style:style style:name="P8" style:family="paragraph">
      <style:paragraph-properties fo:text-align="center"/>
      <style:text-properties style:font-name="Cascadia Code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-color="#ffff00"/>
      <style:paragraph-properties fo:text-align="center"/>
      <style:text-properties style:font-name="Cascadia Code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fafafa" loext:opacity="100%" fo:text-shadow="1pt 1pt" fo:font-weight="bold" style:font-weight-asian="bold" style:font-weight-complex="bold"/>
    </style:style>
    <style:style style:name="T2" style:family="text">
      <style:text-properties fo:text-shadow="1pt 1pt"/>
    </style:style>
    <style:style style:name="T3" style:family="text">
      <style:text-properties fo:color="#fafafa" loext:opacity="100%" fo:language="en" fo:country="US" fo:text-shadow="1pt 1pt" fo:font-weight="bold" style:font-weight-asian="bold" style:font-weight-complex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font-size="14pt" fo:language="en" fo:country="US" style:font-size-asian="14pt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Cascadia Code"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 draw:style-name="gr1">
          <draw:custom-shape draw:style-name="gr2" draw:text-style-name="P2" draw:layer="layout" svg:width="11.689cm" svg:height="4.119cm" svg:x="0.804cm" svg:y="0.737cm">
            <text:p text:style-name="P1"><text:span text:style-name="T1">Virtual</text:span><text:span text:style-name="T2"> </text:span><text:span text:style-name="T3">Environ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draw:layer="layout" svg:width="5.982cm" svg:height="1.432cm" svg:x="3.657cm" svg:y="2.08cm">
            <text:p text:style-name="P3"><text:span text:style-name="T4">Python Program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draw:style-name="gr1">
          <draw:custom-shape draw:style-name="gr4" draw:text-style-name="P6" draw:layer="layout" svg:width="3.064cm" svg:height="1.539cm" svg:x="5.022cm" svg:y="7.504cm">
            <text:p text:style-name="P5"><text:span text:style-name="T5">Raw</text:span><text:span text:style-name="T6"> Data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7" draw:layer="layout" svg:width="3.064cm" svg:height="1.539cm" svg:x="16.2cm" svg:y="7.504cm">
            <text:p text:style-name="P5"><text:span text:style-name="T6">Data </text:span><text:span text:style-name="T5">Ready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" draw:text-style-name="P9" draw:layer="layout" svg:width="7.054cm" svg:height="1.331cm" svg:x="8.581cm" svg:y="7.608cm">
            <text:p text:style-name="P8"><text:span text:style-name="T7">Scripts</text:span></text:p>
            <draw:enhanced-geometry svg:viewBox="0 0 21600 21600" draw:text-areas="?f5 ?f1 ?f6 ?f2" draw:type="notched-right-arrow" draw:modifiers="18962.0102674953 4070.1492537313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3.064cm" svg:height="1.539cm" svg:x="5.022cm" svg:y="9.19cm">
            <text:p text:style-name="P5"><text:span text:style-name="T5">Raw</text:span><text:span text:style-name="T6"> Data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7" draw:layer="layout" svg:width="3.064cm" svg:height="1.539cm" svg:x="16.2cm" svg:y="9.19cm">
            <text:p text:style-name="P5"><text:span text:style-name="T6">Data </text:span><text:span text:style-name="T5">Ready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9" draw:layer="layout" svg:width="7.055cm" svg:height="1.331cm" svg:x="8.581cm" svg:y="9.294cm">
            <text:p text:style-name="P8"><text:span text:style-name="T7">Scripts</text:span></text:p>
            <draw:enhanced-geometry svg:viewBox="0 0 21600 21600" draw:text-areas="?f5 ?f1 ?f6 ?f2" draw:type="notched-right-arrow" draw:modifiers="18962.0102674953 4070.1492537313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4" draw:text-style-name="P6" draw:layer="layout" svg:width="3.064cm" svg:height="1.539cm" svg:x="5.022cm" svg:y="10.853cm">
            <text:p text:style-name="P5"><text:span text:style-name="T5">Raw</text:span><text:span text:style-name="T6"> Data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5" draw:text-style-name="P7" draw:layer="layout" svg:width="3.064cm" svg:height="1.539cm" svg:x="16.2cm" svg:y="10.853cm">
            <text:p text:style-name="P5"><text:span text:style-name="T6">Data </text:span><text:span text:style-name="T5">Ready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" draw:text-style-name="P9" draw:layer="layout" svg:width="7.055cm" svg:height="1.33cm" svg:x="8.581cm" svg:y="10.958cm">
            <text:p text:style-name="P8"><text:span text:style-name="T7">Scripts</text:span></text:p>
            <draw:enhanced-geometry svg:viewBox="0 0 21600 21600" draw:text-areas="?f5 ?f1 ?f6 ?f2" draw:type="notched-right-arrow" draw:modifiers="18962.0102674953 4070.14925373134" draw:enhanced-path="M 0 ?f1 L ?f0 ?f1 ?f0 0 21600 10800 ?f0 21600 ?f0 ?f2 0 ?f2 ?f5 10800 0 ?f1 Z N">
              <draw:equation draw:name="f0" draw:formula="$0 "/>
              <draw:equation draw:name="f1" draw:formula="$1 "/>
              <draw:equation draw:name="f2" draw:formula="21600-$1 "/>
              <draw:equation draw:name="f3" draw:formula="21600-$0 "/>
              <draw:equation draw:name="f4" draw:formula="10800-$1 "/>
              <draw:equation draw:name="f5" draw:formula="?f3 *?f4 /10800"/>
              <draw:equation draw:name="f6" draw:formula="21600-?f5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Cascadia Code" svg:font-family="'Cascadia Code'" style:font-adornments="Bold" style:font-family-generic="modern" style:font-pitch="fixed"/>
    <style:font-face style:name="KacstOffice" svg:font-family="KacstOffic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marker draw:name="Pontas_20_das_20_setas_20_1" draw:display-name="Pontas das setas 1" svg:viewBox="0 0 20 30" svg:d="M10 30l-10-30h20z"/>
    <draw:stroke-dash draw:name="Double_20_Dash_20_Dot_20_Dot" draw:display-name="Double Dash Dot Dot" draw:style="rect" draw:dots1="1" draw:dots1-length="800%" draw:dots2="2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Olavo Borges D'Antonio</meta:initial-creator>
    <meta:creation-date>2024-03-18T14:00:31.505000000</meta:creation-date>
    <dc:date>2024-03-18T14:26:47.553000000</dc:date>
    <dc:creator>Olavo Borges D'Antonio</dc:creator>
    <meta:editing-duration>PT26M40S</meta:editing-duration>
    <meta:editing-cycles>1</meta:editing-cycles>
    <meta:document-statistic meta:object-count="13"/>
    <meta:generator>LibreOffice/7.6.5.2$Windows_X86_64 LibreOffice_project/38d5f62f85355c192ef5f1dd47c5c0c0c6d6598b</meta:generator>
  </office:meta>
</office:document-meta>
</file>